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標楷體1" svg:font-family="標楷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automatic-styles>
    <style:style style:name="P1" style:family="paragraph" style:parent-style-name="Frame_20_contents">
      <style:text-properties style:use-window-font-color="true"/>
    </style:style>
    <style:style style:name="P2" style:family="paragraph" style:parent-style-name="Frame_20_contents">
      <style:paragraph-properties fo:margin-top="0.064cm" fo:margin-bottom="0.064cm" loext:contextual-spacing="false" fo:line-height="0.388cm" fo:text-align="center" style:justify-single-word="false"/>
      <style:text-properties style:use-window-font-color="tru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標楷體" fo:font-weight="bold" style:font-name-asian="標楷體2" style:font-weight-asian="bold" style:font-size-complex="12pt"/>
    </style:style>
    <style:style style:name="P5" style:family="paragraph" style:parent-style-name="Standard">
      <style:paragraph-properties fo:orphans="2" fo:widows="2"/>
      <style:text-properties style:font-name="Times New Roman" fo:font-size="14pt" style:font-size-asian="14pt" style:font-size-complex="14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" style:list-style-name="">
      <style:paragraph-properties fo:margin-left="0.988cm" fo:margin-right="0cm" fo:line-height="0.635cm" fo:text-indent="-0.988cm" style:auto-text-indent="false"/>
      <style:text-properties style:font-name="Times New Roman" style:language-asian="zh" style:country-asian="TW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.064cm" fo:margin-bottom="0.064cm" style:line-height-at-least="0.388cm" fo:text-align="center"/>
    </style:style>
    <style:style style:name="P10" style:family="paragraph">
      <style:paragraph-properties fo:margin-top="0.064cm" fo:margin-bottom="0.064cm" style:line-height-at-least="0.388cm" fo:text-align="start"/>
    </style:style>
    <style:style style:name="P11" style:family="paragraph">
      <loext:graphic-properties draw:fill="solid" draw:fill-color="#ffffff"/>
      <style:paragraph-properties fo:margin-top="0.064cm" fo:margin-bottom="0.064cm" style:line-height-at-least="0.388cm" fo:text-align="center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ffffff"/>
      <style:paragraph-properties fo:margin-top="0.064cm" fo:margin-bottom="0.064cm" style:line-height-at-least="0.388cm" fo:text-align="start"/>
    </style:style>
    <style:style style:name="T1" style:family="text">
      <style:text-properties style:font-name="標楷體" fo:font-weight="bold" style:font-name-asian="標楷體2" style:font-weight-asian="bold" style:font-size-complex="12pt"/>
    </style:style>
    <style:style style:name="T2" style:family="text">
      <style:text-properties style:font-name="標楷體" style:font-name-asian="標楷體2"/>
    </style:style>
    <style:style style:name="T3" style:family="text">
      <style:text-properties style:font-name="標楷體" style:font-name-asian="標楷體2" style:font-size-complex="12pt" style:font-weight-complex="bold"/>
    </style:style>
    <style:style style:name="T4" style:family="text">
      <style:text-properties fo:letter-spacing="-0.064cm"/>
    </style:style>
    <style:style style:name="T5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6" style:family="text">
      <style:text-properties fo:font-variant="normal" fo:text-transform="none" style:text-line-through-style="none" style:text-line-through-type="none" style:text-position="0% 100%" style:font-name="標楷體1" fo:font-size="12pt" fo:letter-spacing="normal" fo:font-style="normal" style:text-underline-style="none" fo:font-weight="normal" style:font-name-asian="標楷體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標楷體1" fo:font-size="12pt" fo:letter-spacing="normal" fo:font-style="normal" style:text-underline-style="none" fo:font-weight="normal" style:font-name-asian="標楷體1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6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stroke-linejoin="miter" draw:fill="solid" draw:fill-color="#ffffff" draw:textarea-vertical-align="middle" draw:auto-grow-height="false" draw:fit-to-size="false" style:shrink-to-fit="false" fo:min-height="2.076cm" fo:min-width="2.505cm" fo:padding-top="0.03cm" fo:padding-bottom="0.03cm" fo:padding-left="0.049cm" fo:padding-right="0.049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609cm" fo:min-width="2.457cm" fo:padding-top="0.03cm" fo:padding-bottom="0.03cm" fo:padding-left="0.049cm" fo:padding-right="0.049cm" fo:wrap-option="wrap" fo:margin-left="0.37cm" fo:margin-right="0.45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1.157cm" fo:min-width="1.884cm" fo:padding-top="0.03cm" fo:padding-bottom="0.03cm" fo:padding-left="0.049cm" fo:padding-right="0.049cm" fo:wrap-option="wrap" fo:margin-left="0.37cm" fo:margin-right="0.372cm" fo:margin-top="0.053cm" fo:margin-bottom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18cm" svg:stroke-color="#000000" draw:stroke-linejoin="miter" draw:fill="solid" draw:fill-color="#ffffff" draw:textarea-vertical-align="middle" draw:auto-grow-height="false" fo:min-height="0.841cm" fo:min-width="2.953cm" fo:padding-top="0.03cm" fo:padding-bottom="0.03cm" fo:padding-left="0.049cm" fo:padding-right="0.049cm" fo:wrap-option="wrap" fo:margin-left="0.318cm" fo:margin-right="0.388cm" fo:margin-top="0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round" draw:fill="none" draw:textarea-vertical-align="top" draw:auto-grow-height="false" fo:min-height="0cm" fo:min-width="2.018cm" fo:padding-top="0.125cm" fo:padding-bottom="0.125cm" fo:padding-left="0.25cm" fo:padding-right="0.25cm" fo:wrap-option="wrap" fo:margin-left="0.318cm" fo:margin-right="0.3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000000" draw:stroke-linejoin="round" draw:fill="none" draw:textarea-vertical-align="top" draw:auto-grow-height="false" fo:min-height="1.549cm" fo:min-width="0cm" fo:padding-top="0.125cm" fo:padding-bottom="0.125cm" fo:padding-left="0.25cm" fo:padding-right="0.25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008cm" fo:padding-top="0.125cm" fo:padding-bottom="0.125cm" fo:padding-left="0.25cm" fo:padding-right="0.25cm" fo:wrap-option="wrap" fo:margin-left="0.318cm" fo:margin-right="0.36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1.159cm" fo:min-width="0.57cm" fo:padding-top="0.127cm" fo:padding-bottom="0.127cm" fo:padding-left="0.254cm" fo:padding-right="0.254cm" fo:wrap-option="wrap" fo:margin-left="0.318cm" fo:margin-right="0.318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829cm" fo:min-width="0cm" fo:padding-top="0.125cm" fo:padding-bottom="0.125cm" fo:padding-left="0.25cm" fo:padding-right="0.25cm" fo:wrap-option="wrap" fo:margin-left="0.529cm" fo:margin-right="0.476cm" fo:margin-top="0cm" fo:margin-bottom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0.843cm" fo:min-width="0.653cm" fo:padding-top="0.127cm" fo:padding-bottom="0.127cm" fo:padding-left="0.254cm" fo:padding-right="0.254cm" fo:wrap-option="wrap" fo:margin-left="0.318cm" fo:margin-right="0.318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fo:margin-left="0.318cm" fo:margin-right="0.339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8cm" svg:stroke-color="#000000" draw:stroke-linejoin="miter" draw:fill="solid" draw:fill-color="#ffffff" draw:textarea-vertical-align="middle" draw:auto-grow-height="false" draw:fit-to-size="false" style:shrink-to-fit="false" fo:min-height="2.076cm" fo:min-width="2.503cm" fo:padding-top="0.03cm" fo:padding-bottom="0.03cm" fo:padding-left="0.049cm" fo:padding-right="0.049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外賓參訪控制作業流程圖:</text:span></text:p>
      <text:p text:style-name="P4"/>
      <text:h text:style-name="P7" text:outline-level="1"><draw:custom-shape text:anchor-type="paragraph" draw:z-index="2" draw:name="流程圖: 準備作業 1" draw:style-name="gr5" draw:text-style-name="P13" svg:width="4.261cm" svg:height="1.668cm" svg:x="5.408cm" svg:y="0.035cm"><text:p text:style-name="P2"><text:span text:style-name="T3">外賓參訪</text:span></text:p><draw:enhanced-geometry draw:mirror-horizontal="false" draw:mirror-vertical="false" drawooo:sub-view-size="10 10" draw:text-areas="?f5 0 ?f0 ?f3" svg:viewBox="0 0 0 0" draw:type="ooxml-flowChartPreparation" draw:enhanced-path="M 0 5 L 2 0 8 0 10 5 8 10 2 10 Z N"><draw:equation draw:name="f0" draw:formula="logwidth*4/5"/><draw:equation draw:name="f1" draw:formula="logwidth/2"/><draw:equation draw:name="f2" draw:formula="logheight/2"/><draw:equation draw:name="f3" draw:formula="logheight"/><draw:equation draw:name="f4" draw:formula="logwidth"/><draw:equation draw:name="f5" draw:formula="logwidth/5"/></draw:enhanced-geometry></draw:custom-shape></text:h>
      <text:p text:style-name="P5"><draw:custom-shape text:anchor-type="paragraph" draw:z-index="4" draw:name="流程圖: 結束點 31" draw:style-name="gr7" draw:text-style-name="P13" svg:width="3.37cm" svg:height="1.276cm" svg:x="5.943cm" svg:y="11.975cm"><text:p text:style-name="P2"><text:span text:style-name="T2">資料歸檔存查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6" draw:name="AutoShape 50" draw:style-name="gr9" draw:text-style-name="P8" svg:width="0.027cm" svg:height="1.8cm" svg:x="3.106cm" svg:y="4.535cm"><text:p/><draw:enhanced-geometry draw:mirror-horizontal="false" draw:mirror-vertical="false" svg:viewBox="0 0 21600 21600" draw:type="mso-spt32" draw:enhanced-path="M 0 0 L 21600 21600 N"/></draw:custom-shape><draw:g text:anchor-type="paragraph" draw:z-index="1" draw:name="群組 87" draw:style-name="gr2"><draw:custom-shape draw:name="流程圖: 程序 21" draw:style-name="gr3" draw:text-style-name="P11" svg:width="2.603cm" svg:height="2.135cm" svg:x="6.191cm" svg:y="8.541cm"><text:p text:style-name="P9"><text:span text:style-name="T6">確認行程</text:span></text:p><text:p text:style-name="P10"><text:span text:style-name="T6"/></text:p><text:p text:style-name="P10"><text:span text:style-name="T6"/></text:p><text:p text:style-name="P9"><text:span text:style-name="T6">被參訪單位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線接點 22" draw:style-name="gr4" draw:text-style-name="P12" svg:x1="6.191cm" svg:y1="9.96cm" svg:x2="8.795cm" svg:y2="9.962cm"><text:p/></draw:line></draw:g><draw:custom-shape text:anchor-type="paragraph" draw:z-index="3" draw:name="流程圖: 決策 4" draw:style-name="gr6" draw:text-style-name="P13" svg:width="3.966cm" svg:height="2.433cm" svg:x="5.599cm" svg:y="5.027cm"><text:p text:style-name="P2"><text:span text:style-name="T4">主 任</text:span></text:p><draw:enhanced-geometry draw:mirror-horizontal="false" draw:mirror-vertical="false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5" draw:name="AutoShape 49" draw:style-name="gr8" draw:text-style-name="P8" svg:width="2.52cm" svg:height="0.003cm" svg:x="3.099cm" svg:y="6.234cm"><text:p/><draw:enhanced-geometry draw:mirror-horizontal="true" draw:mirror-vertical="false" svg:viewBox="0 0 21600 21600" draw:type="mso-spt32" draw:enhanced-path="M 0 0 L 21600 21600 N"/></draw:custom-shape><draw:custom-shape text:anchor-type="paragraph" draw:z-index="7" draw:name="AutoShape 51" draw:style-name="gr10" draw:text-style-name="P8" svg:width="4.509cm" svg:height="0.003cm" svg:x="3.08cm" svg:y="4.54cm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Rectangle 53" draw:style-name="gr11" draw:text-style-name="P8" svg:width="1.077cm" svg:height="1.412cm" svg:x="3.651cm" svg:y="5.535cm"><text:p text:style-name="P1">否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直線單箭頭接點 19" draw:style-name="gr12" draw:text-style-name="P8" svg:width="0.003cm" svg:height="1.08cm" svg:x="7.588cm" svg:y="3.948cm"><text:p/><draw:enhanced-geometry draw:mirror-horizontal="false" draw:mirror-vertical="false" svg:viewBox="0 0 21600 21600" draw:type="mso-spt32" draw:enhanced-path="M 0 0 L 21600 21600 N"/></draw:custom-shape><draw:custom-shape text:anchor-type="paragraph" draw:z-index="10" draw:name="直線單箭頭接點 23" draw:style-name="gr1" draw:text-style-name="P8" svg:width="0.003cm" svg:height="1.08cm" svg:x="7.588cm" svg:y="0.921cm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直線單箭頭接點 32" draw:style-name="gr1" draw:text-style-name="P8" svg:width="0.003cm" svg:height="1.08cm" svg:x="7.588cm" svg:y="10.679cm"><text:p/><draw:enhanced-geometry draw:mirror-horizontal="false" draw:mirror-vertical="false" svg:viewBox="0 0 21600 21600" draw:type="mso-spt32" draw:enhanced-path="M 0 0 L 21600 21600 N"/></draw:custom-shape><draw:custom-shape text:anchor-type="paragraph" draw:z-index="12" draw:name="Rectangle 10" draw:style-name="gr13" draw:text-style-name="P8" svg:width="1.16cm" svg:height="1.096cm" svg:x="7.419cm" svg:y="7.482cm"><text:p text:style-name="P1">是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3" draw:name="群組 3" draw:style-name="gr14"><draw:custom-shape draw:name="流程圖: 程序 21" draw:style-name="gr15" draw:text-style-name="P14" svg:width="2.601cm" svg:height="2.135cm" svg:x="6.297cm" svg:y="2cm"><text:p text:style-name="P10"><text:span text:style-name="T7"/></text:p><text:p text:style-name="P9"><text:span text:style-name="T6">接待</text:span></text:p><text:p text:style-name="P10"><text:span text:style-name="T6"/></text:p><text:p text:style-name="P9"><text:span text:style-name="T8">公共事務室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線接點 22" draw:style-name="gr4" draw:text-style-name="P12" svg:x1="6.318cm" svg:y1="3.461cm" svg:x2="8.922cm" svg:y2="3.461cm"><text:p/></draw:line></draw:g><draw:custom-shape text:anchor-type="paragraph" draw:z-index="0" draw:name="直線單箭頭接點 27" draw:style-name="gr1" draw:text-style-name="P8" svg:width="0.003cm" svg:height="1.08cm" svg:x="7.588cm" svg:y="7.461cm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標楷體1" svg:font-family="標楷體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標楷體" fo:font-family="標楷體" style:font-family-generic="roman" style:font-pitch="variable" fo:font-size="14pt" style:letter-kerning="false" style:font-name-asian="標楷體2" style:font-family-asian="標楷體" style:font-family-generic-asian="system" style:font-pitch-asian="variable" style:font-size-asian="14pt" style:language-asian="en" style:country-asian="US" style:font-name-complex="標楷體2" style:font-family-complex="標楷體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本文_20_字元" style:display-name="本文 字元" style:family="text" style:parent-style-name="Default_20_Paragraph_20_Font">
      <style:text-properties style:font-name="標楷體" fo:font-family="標楷體" style:font-family-generic="roman" style:font-pitch="variable" fo:font-size="14pt" style:letter-kerning="false" style:font-name-asian="標楷體2" style:font-family-asian="標楷體" style:font-family-generic-asian="system" style:font-pitch-asian="variable" style:font-size-asian="14pt" style:language-asian="en" style:country-asian="US" style:font-name-complex="標楷體2" style:font-family-complex="標楷體" style:font-family-generic-complex="system" style:font-pitch-complex="variable" style:font-size-complex="14pt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0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外賓參訪控制作業</text:span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w</meta:initial-creator>
    <dc:creator>cpw</dc:creator>
    <meta:editing-cycles>1</meta:editing-cycles>
    <meta:creation-date>2018-02-07T08:09:00</meta:creation-date>
    <dc:date>2018-02-07T08:10:00</dc:date>
    <meta:editing-duration>PT1M</meta:editing-duration>
    <meta:generator>LibreOffice/5.3.7.2$Windows_X86_64 LibreOffice_project/6b8ed514a9f8b44d37a1b96673cbbdd077e24059</meta:generator>
    <meta:document-statistic meta:table-count="0" meta:image-count="0" meta:object-count="0" meta:page-count="1" meta:paragraph-count="8" meta:word-count="35" meta:character-count="36" meta:non-whitespace-character-count="35"/>
    <meta:user-defined meta:name="AppVersion">15.0000</meta:user-defined>
    <meta:user-defined meta:name="Company">fjcupr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